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1.234cm" svg:height="8.526cm" svg:x="9.387cm" svg:y="0.319cm">
            <draw:object draw:notify-on-update-of-ranges="Лист1.A2:Лист1.A13 Лист1.B1:Лист1.B1 Лист1.B2:Лист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Аргумент</text:p>
          </table:table-cell>
          <table:table-cell office:value-type="string" calcext:value-type="string">
            <text:p>Функция1</text:p>
          </table:table-cell>
          <table:table-cell office:value-type="string" calcext:value-type="string">
            <text:p>Функция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matrix-columns-spanned="1" table:number-matrix-rows-spanned="5" table:formula="of:=GROWTH([.B$2:.B$8];[.A$2:.A$8];[.A$9:.A$13];1)" office:value-type="float" office:value="2.82309911239274" calcext:value-type="float">
            <text:p>2,823099112392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9884532281073" calcext:value-type="float">
            <text:p>2,698845322810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8006034732658" calcext:value-type="float">
            <text:p>2,580060347326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6650348561446" calcext:value-type="float">
            <text:p>2,466503485614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5794463135409" calcext:value-type="float">
            <text:p>2,357944631354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23:53:45.184000000</meta:creation-date>
    <meta:generator>LibreOffice/7.4.1.2$Windows_X86_64 LibreOffice_project/3c58a8f3a960df8bc8fd77b461821e42c061c5f0</meta:generator>
    <dc:date>2022-10-12T15:24:22.172000000</dc:date>
    <meta:editing-duration>PT20M25S</meta:editing-duration>
    <meta:editing-cycles>3</meta:editing-cycles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0000" draw:fill-color="#ffff0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Long_20_Dash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35cm" svg:height="8.527cm" xlink:href=".." xlink:type="simple" chart:class="chart:bar" chart:style-name="ch1">
        <chart:title svg:x="2.795cm" svg:y="0.306cm" chart:style-name="ch2">
          <text:p>Экспериментальные точки</text:p>
        </chart:title>
        <chart:subtitle svg:x="3.457cm" svg:y="1.255cm" chart:style-name="ch3">
          <text:p>Обработка результата</text:p>
        </chart:subtitle>
        <chart:legend chart:legend-position="bottom" svg:x="2.348cm" svg:y="7.43cm" style:legend-expansion="wide" chart:style-name="ch4"/>
        <chart:plot-area chart:style-name="ch5" table:cell-range-address="Лист1.A1:Лист1.B13" chart:data-source-has-labels="both" svg:x="1.235cm" svg:y="2.108cm" svg:width="9.776cm" svg:height="3.987cm">
          <chart:coordinate-region svg:x="1.671cm" svg:y="2.307cm" svg:width="9.34cm" svg:height="3.141cm"/>
          <chart:axis chart:dimension="x" chart:name="primary-x" chart:style-name="ch6" chartooo:axis-type="auto">
            <chartooo:date-scale/>
            <chart:title svg:x="5.378cm" svg:y="6.265cm" chart:style-name="ch7">
              <text:p>Аргумент</text:p>
            </chart:title>
            <chart:categories table:cell-range-address="Лист1.A2:Лист1.A13"/>
            <chart:grid chart:style-name="ch8" chart:class="major"/>
          </chart:axis>
          <chart:axis chart:dimension="y" chart:name="primary-y" chart:style-name="ch9">
            <chart:title svg:x="0.451cm" svg:y="4.78cm" chart:style-name="ch10">
              <text:p>Функция</text:p>
            </chart:title>
            <chart:grid chart:style-name="ch8" chart:class="major"/>
          </chart:axis>
          <chart:series chart:style-name="ch11" chart:values-cell-range-address="Лист1.B2:Лист1.B13" chart:label-cell-address="Лист1.B1:Лист1.B1" chart:class="chart:bar">
            <chart:regression-curve chart:style-name="ch12">
              <chart:equation chart:display-equation="true" chart:display-r-square="true" svg:x="1.64cm" svg:y="2.33cm"/>
            </chart:regression-curve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ункция1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13</svg:desc>
                </draw:g>
              </table:table-cell>
              <table:table-cell office:value-type="float" office:value="3">
                <text:p>3</text:p>
                <draw:g>
                  <svg:desc>Лист1.B2:Лист1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2309911239274">
                <text:p>2.82309911239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69884532281073">
                <text:p>2.698845322810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8006034732658">
                <text:p>2.580060347326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46650348561446">
                <text:p>2.46650348561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35794463135409">
                <text:p>2.35794463135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